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DecisionRegimeOctroiRFM" style:family="table">
      <style:table-properties style:width="16.999cm" table:align="margins" style:shadow="none" style:may-break-between-rows="false"/>
    </style:style>
    <style:style style:name="tabDecompteDecisionRegimeOctroiRFM.A" style:family="table-column">
      <style:table-column-properties style:column-width="2.882cm" style:rel-column-width="1634*"/>
    </style:style>
    <style:style style:name="tabDecompteDecisionRegimeOctroiRFM.B" style:family="table-column">
      <style:table-column-properties style:column-width="5.576cm" style:rel-column-width="3161*"/>
    </style:style>
    <style:style style:name="tabDecompteDecisionRegimeOctroiRFM.C" style:family="table-column">
      <style:table-column-properties style:column-width="0.212cm" style:rel-column-width="120*"/>
    </style:style>
    <style:style style:name="tabDecompteDecisionRegimeOctroiRFM.D" style:family="table-column">
      <style:table-column-properties style:column-width="2.646cm" style:rel-column-width="1500*"/>
    </style:style>
    <style:style style:name="tabDecompteDecisionRegimeOctroiRFM.E" style:family="table-column">
      <style:table-column-properties style:column-width="0.185cm" style:rel-column-width="105*"/>
    </style:style>
    <style:style style:name="tabDecompteDecisionRegimeOctroiRFM.F" style:family="table-column">
      <style:table-column-properties style:column-width="2.91cm" style:rel-column-width="1650*"/>
    </style:style>
    <style:style style:name="tabDecompteDecisionRegimeOctroiRFM.G" style:family="table-column">
      <style:table-column-properties style:column-width="0.318cm" style:rel-column-width="180*"/>
    </style:style>
    <style:style style:name="tabDecompteDecisionRegimeOctroiRFM.H" style:family="table-column">
      <style:table-column-properties style:column-width="2.27cm" style:rel-column-width="1287*"/>
    </style:style>
    <style:style style:name="tabDecompteDecisionRegimeOctroiRFM.A1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DecompteDecisionRegimeOctroiRFM.B1" style:family="table-cell">
      <style:table-cell-properties fo:background-color="transparent" fo:padding-left="0.049cm" fo:padding-right="0cm" fo:padding-top="0cm" fo:padding-bottom="0cm" fo:border-left="none" fo:border-right="none" fo:border-top="none" fo:border-bottom="0.018cm solid #000000">
        <style:background-image/>
      </style:table-cell-properties>
    </style:style>
    <style:style style:name="tabDecompteDecisionRegimeOctroiRFM.C1" style:family="table-cell">
      <style:table-cell-properties fo:background-color="transparent" fo:padding="0cm" fo:border="none">
        <style:background-image/>
      </style:table-cell-properties>
    </style:style>
    <style:style style:name="tabDecompteDecisionRegimeOctroiRFM.B2" style:family="table-cell">
      <style:table-cell-properties fo:background-color="transparent" fo:padding-left="0.049cm" fo:padding-right="0cm" fo:padding-top="0cm" fo:padding-bottom="0cm" fo:border="none">
        <style:background-image/>
      </style:table-cell-properties>
    </style:style>
    <style:style style:name="tabDecompteDecisionRegimeOctroiRFM.G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style:font-name="Arial" fo:font-size="2pt" style:font-size-asian="2pt" style:font-size-complex="2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2pt" style:font-size-asian="12pt" style:font-size-complex="12pt"/>
    </style:style>
    <style:style style:name="P11" style:family="paragraph" style:parent-style-name="Table_20_Contents">
      <style:text-properties fo:color="#800000" style:font-name="Arial" fo:font-size="10pt" style:font-size-asian="10pt" style:font-size-complex="10pt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DecisionRegimeOctroiRFM" table:style-name="tabDecompteDecisionRegimeOctroiRFM">
        <table:table-column table:style-name="tabDecompteDecisionRegimeOctroiRFM.A"/>
        <table:table-column table:style-name="tabDecompteDecisionRegimeOctroiRFM.B"/>
        <table:table-column table:style-name="tabDecompteDecisionRegimeOctroiRFM.C"/>
        <table:table-column table:style-name="tabDecompteDecisionRegimeOctroiRFM.D"/>
        <table:table-column table:style-name="tabDecompteDecisionRegimeOctroiRFM.E"/>
        <table:table-column table:style-name="tabDecompteDecisionRegimeOctroiRFM.F"/>
        <table:table-column table:style-name="tabDecompteDecisionRegimeOctroiRFM.G"/>
        <table:table-column table:style-name="tabDecompteDecisionRegimeOctroiRFM.H"/>
        <table:table-row>
          <table:table-cell table:style-name="tabDecompteDecisionRegimeOctroiRFM.A1" office:value-type="string">
            <text:p text:style-name="P2"><text:span text:style-name="T1">%=titreDecompte=%</text:span><text:line-break/>%=titrePeriode=%</text:p>
          </table:table-cell>
          <table:table-cell table:style-name="tabDecompteDecisionRegimeOctroiRFM.B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A1" office:value-type="string">
            <text:p text:style-name="P3">%=titreNombreMois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A1" office:value-type="string">
            <text:p text:style-name="P3">%=titreMontantMensuel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A1" office:value-type="string">
            <text:p text:style-name="P3">%=titreMontantTotal=%</text:p>
          </table:table-cell>
        </table:table-row>
        <table:table-row>
          <table:table-cell table:style-name="tabDecompteDecisionRegimeOctroiRFM.C1" office:value-type="string">
            <text:p text:style-name="P2">%{ligneDecompteRetro}%%=texteRetroActif=%</text:p>
          </table:table-cell>
          <table:table-cell table:style-name="tabDecompteDecisionRegimeOctroiRFM.B2" office:value-type="string">
            <text:p text:style-name="P2">%=periodeRetroactif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>%=nombreMoisRetroactif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>%=montantRetroIndemniteMensuel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4">%=montantTotalRetro=% <text:s text:c="5"/></text:p>
          </table:table-cell>
        </table:table-row>
        <table:table-row>
          <table:table-cell table:style-name="tabDecompteDecisionRegimeOctroiRFM.C1" office:value-type="string">
            <text:p text:style-name="P5">%{ligneDecompteRembourse}%#6#%=texteRemboursementTiers=%</text:p>
          </table:table-cell>
          <table:table-cell table:style-name="tabDecompteDecisionRegimeOctroiRFM.B2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G3" office:value-type="string">
            <text:p text:style-name="P3">-</text:p>
          </table:table-cell>
          <table:table-cell table:style-name="tabDecompteDecisionRegimeOctroiRFM.G3" office:value-type="string">
            <text:p text:style-name="P6">%=montantTiers=% <text:s text:c="5"/></text:p>
          </table:table-cell>
        </table:table-row>
        <table:table-row>
          <table:table-cell table:style-name="tabDecompteDecisionRegimeOctroiRFM.C1" office:value-type="string">
            <text:p text:style-name="P2">%{ligneMoisCourant}%%=texteMoisCourant=%</text:p>
          </table:table-cell>
          <table:table-cell table:style-name="tabDecompteDecisionRegimeOctroiRFM.B2" office:value-type="string">
            <text:p text:style-name="P2">%=periodeMoisCourant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>%=nombreMoisCourant=%</text:p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>%=montantMoisCourantMensuel=%</text:p>
          </table:table-cell>
          <table:table-cell table:style-name="tabDecompteDecisionRegimeOctroiRFM.G3" office:value-type="string">
            <text:p text:style-name="P3">+</text:p>
          </table:table-cell>
          <table:table-cell table:style-name="tabDecompteDecisionRegimeOctroiRFM.G3" office:value-type="string">
            <text:p text:style-name="P4">%=montantMoisCourant=% <text:s text:c="5"/></text:p>
          </table:table-cell>
        </table:table-row>
        <table:table-row>
          <table:table-cell table:style-name="tabDecompteDecisionRegimeOctroiRFM.C1" office:value-type="string">
            <text:p text:style-name="P7">%{ligneDecompteTotal}%#6#%=texteMontantTotal=%</text:p>
          </table:table-cell>
          <table:table-cell table:style-name="tabDecompteDecisionRegimeOctroiRFM.B2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C1" office:value-type="string">
            <text:p text:style-name="P3"/>
          </table:table-cell>
          <table:table-cell table:style-name="tabDecompteDecisionRegimeOctroiRFM.A1" office:value-type="string">
            <text:p text:style-name="P8">꞊</text:p>
          </table:table-cell>
          <table:table-cell table:style-name="tabDecompteDecisionRegimeOctroiRFM.A1" office:value-type="string">
            <text:p text:style-name="P9">%=montantTotal=% <text:s text:c="5"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02-06T10:41:35.03</dc:date>
    <meta:editing-cycles>62</meta:editing-cycles>
    <meta:editing-duration>PT3H4M40S</meta:editing-duration>
    <meta:document-statistic meta:table-count="1" meta:image-count="0" meta:object-count="0" meta:page-count="1" meta:paragraph-count="21" meta:word-count="22" meta:character-count="531"/>
    <meta:user-defined meta:name="Info 1"/>
    <meta:user-defined meta:name="Info 2"/>
    <meta:user-defined meta:name="Info 3"/>
    <meta:user-defined meta:name="Info 4"/>
  </office:meta>
</office:document-meta>
</file>